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6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97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98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99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00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01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02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03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04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18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19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20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2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25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26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27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128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129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30" style:family="paragraph">
      <loext:graphic-properties draw:fill="none" draw:fill-color="#ffffff"/>
    </style:style>
    <style:style style:name="P131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5"><text:soft-page-break/>もくじ</text:p>
      <text:p text:style-name="P3"/>
      <text:list xml:id="list2510362300" text:style-name="L1">
        <text:list-item>
          <text:p text:style-name="P121">インストール方法</text:p>
        </text:list-item>
        <text:list-item>
          <text:p text:style-name="P121">基本構文</text:p>
        </text:list-item>
        <text:list-item>
          <text:p text:style-name="P121">コメント</text:p>
        </text:list-item>
        <text:list-item>
          <text:p text:style-name="P121">データ型</text:p>
        </text:list-item>
        <text:list-item>
          <text:p text:style-name="P121">変数</text:p>
        </text:list-item>
        <text:list-item>
          <text:p text:style-name="P121">出力</text:p>
        </text:list-item>
        <text:list-item>
          <text:p text:style-name="P121">入力</text:p>
        </text:list-item>
        <text:list-item>
          <text:p text:style-name="P121">算術・比較・論理・演算</text:p>
        </text:list-item>
        <text:list-item>
          <text:p text:style-name="P121">配列</text:p>
        </text:list-item>
        <text:list-item>
          <text:p text:style-name="P121">文字列操作</text:p>
        </text:list-item>
        <text:list-item>
          <text:p text:style-name="P121">条件文(if)</text:p>
        </text:list-item>
        <text:list-item>
          <text:p text:style-name="P121">繰り返し(for・while)</text:p>
        </text:list-item>
        <text:list-item>
          <text:p text:style-name="P121">関数</text:p>
        </text:list-item>
        <text:list-item>
          <text:p text:style-name="P121">クラス型</text:p>
        </text:list-item>
        <text:list-item>
          <text:p text:style-name="P121">外部モジュール化</text:p>
        </text:list-item>
        <text:list-item>
          <text:p text:style-name="P121">言語特有の書式等</text:p>
        </text:list-item>
        <text:list-item>
          <text:p text:style-name="P122">ファイル処理</text:p>
        </text:list-item>
        <text:list-item>
          <text:p text:style-name="P123">tkinter</text:p>
        </text:list-item>
      </text:list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5">1.インストール方法</text:p>
      <text:p text:style-name="P96"/>
      <text:p text:style-name="P92">a)python3(本体)</text:p>
      <text:p text:style-name="P92"><text:tab/></text:p>
      <text:p text:style-name="P92"><text:tab/>$ sudo apt -y install python3</text:p>
      <text:p text:style-name="P60"/>
      <text:p text:style-name="P93">b)pip3</text:p>
      <text:p text:style-name="P94"/>
      <text:p text:style-name="P94"><text:tab/>$ sudo apt -y install python3-pip</text:p>
      <text:p text:style-name="P94"/>
      <text:p text:style-name="P94">c)pylint</text:p>
      <text:p text:style-name="P94"/>
      <text:p text:style-name="P94"><text:tab/>$ sudo pip3 install pylint</text:p>
      <text:p text:style-name="P94"/>
      <text:p text:style-name="P94"><text:tab/>※<text:span text:style-name="T31">vscodeでpylintエラーがでるときは、Ctrl+Shift+pでコマンドパレットを呼び出し、</text:span></text:p>
      <text:p text:style-name="P94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30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30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30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30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2190043358" text:style-name="L2">
        <text:list-item>
          <text:p text:style-name="P124">str型 --- 文字列 <text:s text:c="12"/>例)abc,あいう</text:p>
        </text:list-item>
        <text:list-item>
          <text:p text:style-name="P124">int型 --- 整数 <text:s text:c="14"/>例)1, 2, 3</text:p>
        </text:list-item>
        <text:list-item>
          <text:p text:style-name="P124">float型 --- 浮動小数点 <text:s text:c="6"/>例)1.2, 2.2, 3.25</text:p>
        </text:list-item>
        <text:list-item>
          <text:p text:style-name="P125"><text:span text:style-name="T1">boolデータ</text:span>型 --- ブール値 <text:s text:c="2"/>例<text:span text:style-name="T1">)True, False</text:span></text:p>
        </text:list-item>
        <text:list-item>
          <text:p text:style-name="P125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174472908" text:style-name="L3">
        <text:list-item>
          <text:p text:style-name="P126">変数名には、スペース（空白文字）を含められない。（空白表現は、_を使う)</text:p>
        </text:list-item>
        <text:list-item>
          <text:p text:style-name="P126">変数名には文字、数値、アンダースコア記号、の３種類の文字だけを使える。</text:p>
        </text:list-item>
        <text:list-item>
          <text:p text:style-name="P126">変数名の１文字目に数字は使えない。</text:p>
        </text:list-item>
        <text:list-item>
          <text:p text:style-name="P126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※グローバル変数とローカル変数</text:p>
      <text:p text:style-name="P61">　関数の外部で宣言した変数をグローバル変数と呼び、関数内でglobalをつけて</text:p>
      <text:p text:style-name="P61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9"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7"><text:span text:style-name="T24">8</text:span>.算術・比較・論理</text:p>
      <text:p text:style-name="P23"/>
      <text:p text:style-name="P66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04">演算子</text:p>
          </table:table-cell>
          <table:table-cell table:style-name="表1.A1" office:value-type="string">
            <text:p text:style-name="P105">意味</text:p>
          </table:table-cell>
          <table:table-cell table:style-name="表1.A1" office:value-type="string">
            <text:p text:style-name="P105">例</text:p>
          </table:table-cell>
          <table:table-cell table:style-name="表1.D1" office:value-type="string">
            <text:p text:style-name="P105">評価結果</text:p>
          </table:table-cell>
        </table:table-row>
        <table:table-row>
          <table:table-cell table:style-name="表1.A2" office:value-type="string">
            <text:p text:style-name="P100">**</text:p>
          </table:table-cell>
          <table:table-cell table:style-name="表1.A2" office:value-type="string">
            <text:p text:style-name="P100">累乗</text:p>
          </table:table-cell>
          <table:table-cell table:style-name="表1.A2" office:value-type="string">
            <text:p text:style-name="P99">2 ** 3</text:p>
          </table:table-cell>
          <table:table-cell table:style-name="表1.D2" office:value-type="string">
            <text:p text:style-name="P99">8</text:p>
          </table:table-cell>
        </table:table-row>
        <table:table-row>
          <table:table-cell table:style-name="表1.A2" office:value-type="string">
            <text:p text:style-name="P100">%</text:p>
          </table:table-cell>
          <table:table-cell table:style-name="表1.A2" office:value-type="string">
            <text:p text:style-name="P100">割り算のあまり（剰余）</text:p>
          </table:table-cell>
          <table:table-cell table:style-name="表1.A2" office:value-type="string">
            <text:p text:style-name="P99">14 % 4</text:p>
          </table:table-cell>
          <table:table-cell table:style-name="表1.D2" office:value-type="string">
            <text:p text:style-name="P99">2</text:p>
          </table:table-cell>
        </table:table-row>
        <table:table-row>
          <table:table-cell table:style-name="表1.A2" office:value-type="string">
            <text:p text:style-name="P100">//</text:p>
          </table:table-cell>
          <table:table-cell table:style-name="表1.A2" office:value-type="string">
            <text:p text:style-name="P101">整数の割り算、切り捨て</text:p>
          </table:table-cell>
          <table:table-cell table:style-name="表1.A2" office:value-type="string">
            <text:p text:style-name="P101">13 // 8</text:p>
          </table:table-cell>
          <table:table-cell table:style-name="表1.D2" office:value-type="string">
            <text:p text:style-name="P101">1</text:p>
          </table:table-cell>
        </table:table-row>
        <table:table-row>
          <table:table-cell table:style-name="表1.A2" office:value-type="string">
            <text:p text:style-name="P100">/</text:p>
          </table:table-cell>
          <table:table-cell table:style-name="表1.A2" office:value-type="string">
            <text:p text:style-name="P100">割り算（除算）</text:p>
          </table:table-cell>
          <table:table-cell table:style-name="表1.A2" office:value-type="string">
            <text:p text:style-name="P101">13 / 8</text:p>
          </table:table-cell>
          <table:table-cell table:style-name="表1.D2" office:value-type="string">
            <text:p text:style-name="P101">1.625</text:p>
          </table:table-cell>
        </table:table-row>
        <table:table-row>
          <table:table-cell table:style-name="表1.A2" office:value-type="string">
            <text:p text:style-name="P100">*</text:p>
          </table:table-cell>
          <table:table-cell table:style-name="表1.A2" office:value-type="string">
            <text:p text:style-name="P100">かけ算（積算）</text:p>
          </table:table-cell>
          <table:table-cell table:style-name="表1.A2" office:value-type="string">
            <text:p text:style-name="P101">8 * 2</text:p>
          </table:table-cell>
          <table:table-cell table:style-name="表1.D2" office:value-type="string">
            <text:p text:style-name="P101">16</text:p>
          </table:table-cell>
        </table:table-row>
        <table:table-row>
          <table:table-cell table:style-name="表1.A2" office:value-type="string">
            <text:p text:style-name="P100">-</text:p>
          </table:table-cell>
          <table:table-cell table:style-name="表1.A2" office:value-type="string">
            <text:p text:style-name="P100">引き算（減算）</text:p>
          </table:table-cell>
          <table:table-cell table:style-name="表1.A2" office:value-type="string">
            <text:p text:style-name="P101">7 - 1</text:p>
          </table:table-cell>
          <table:table-cell table:style-name="表1.D2" office:value-type="string">
            <text:p text:style-name="P101">6</text:p>
          </table:table-cell>
        </table:table-row>
        <table:table-row>
          <table:table-cell table:style-name="表1.A2" office:value-type="string">
            <text:p text:style-name="P101">+</text:p>
          </table:table-cell>
          <table:table-cell table:style-name="表1.A2" office:value-type="string">
            <text:p text:style-name="P100">足し算（加算）</text:p>
          </table:table-cell>
          <table:table-cell table:style-name="表1.A2" office:value-type="string">
            <text:p text:style-name="P101">2 + 2</text:p>
          </table:table-cell>
          <table:table-cell table:style-name="表1.D2" office:value-type="string">
            <text:p text:style-name="P101">4</text:p>
          </table:table-cell>
        </table:table-row>
      </table:table>
      <text:p text:style-name="P23"/>
      <text:p text:style-name="P23"/>
      <text:p text:style-name="P67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12">演算子</text:p>
          </table:table-cell>
          <table:table-cell table:style-name="表2.A1" office:value-type="string">
            <text:p text:style-name="P112">意味</text:p>
          </table:table-cell>
          <table:table-cell table:style-name="表2.A1" office:value-type="string">
            <text:p text:style-name="P112">例</text:p>
          </table:table-cell>
          <table:table-cell table:style-name="表2.D1" office:value-type="string">
            <text:p text:style-name="P112">評価結果</text:p>
          </table:table-cell>
        </table:table-row>
        <table:table-row>
          <table:table-cell table:style-name="表2.A2" office:value-type="string">
            <text:p text:style-name="P110">&gt;</text:p>
          </table:table-cell>
          <table:table-cell table:style-name="表2.A2" office:value-type="string">
            <text:p text:style-name="P108">より大きい</text:p>
          </table:table-cell>
          <table:table-cell table:style-name="表2.A2" office:value-type="string">
            <text:p text:style-name="P110">100 &gt; 10</text:p>
          </table:table-cell>
          <table:table-cell table:style-name="表2.D2" office:value-type="string">
            <text:p text:style-name="P110">True</text:p>
          </table:table-cell>
        </table:table-row>
        <table:table-row>
          <table:table-cell table:style-name="表2.A2" office:value-type="string">
            <text:p text:style-name="P110">&lt;</text:p>
          </table:table-cell>
          <table:table-cell table:style-name="表2.A2" office:value-type="string">
            <text:p text:style-name="P108">より小さい</text:p>
          </table:table-cell>
          <table:table-cell table:style-name="表2.A2" office:value-type="string">
            <text:p text:style-name="P110">100 &lt; 10</text:p>
          </table:table-cell>
          <table:table-cell table:style-name="表2.D2" office:value-type="string">
            <text:p text:style-name="P110">False</text:p>
          </table:table-cell>
        </table:table-row>
        <table:table-row>
          <table:table-cell table:style-name="表2.A2" office:value-type="string">
            <text:p text:style-name="P110">&gt;=</text:p>
          </table:table-cell>
          <table:table-cell table:style-name="表2.A2" office:value-type="string">
            <text:p text:style-name="P108">以上</text:p>
          </table:table-cell>
          <table:table-cell table:style-name="表2.A2" office:value-type="string">
            <text:p text:style-name="P110">2 &gt;= 2</text:p>
          </table:table-cell>
          <table:table-cell table:style-name="表2.D2" office:value-type="string">
            <text:p text:style-name="P110">True</text:p>
          </table:table-cell>
        </table:table-row>
        <table:table-row>
          <table:table-cell table:style-name="表2.A2" office:value-type="string">
            <text:p text:style-name="P110">&lt;=</text:p>
          </table:table-cell>
          <table:table-cell table:style-name="表2.A2" office:value-type="string">
            <text:p text:style-name="P108">以下</text:p>
          </table:table-cell>
          <table:table-cell table:style-name="表2.A2" office:value-type="string">
            <text:p text:style-name="P110">1 &lt;= 4</text:p>
          </table:table-cell>
          <table:table-cell table:style-name="表2.D2" office:value-type="string">
            <text:p text:style-name="P110">True</text:p>
          </table:table-cell>
        </table:table-row>
        <table:table-row>
          <table:table-cell table:style-name="表2.A2" office:value-type="string">
            <text:p text:style-name="P109">==</text:p>
          </table:table-cell>
          <table:table-cell table:style-name="表2.A2" office:value-type="string">
            <text:p text:style-name="P108">等価（同じ値か）</text:p>
          </table:table-cell>
          <table:table-cell table:style-name="表2.A2" office:value-type="string">
            <text:p text:style-name="P110">6 == 9</text:p>
          </table:table-cell>
          <table:table-cell table:style-name="表2.D2" office:value-type="string">
            <text:p text:style-name="P110">False</text:p>
          </table:table-cell>
        </table:table-row>
        <table:table-row>
          <table:table-cell table:style-name="表2.A2" office:value-type="string">
            <text:p text:style-name="P108">!<text:span text:style-name="T2">=</text:span></text:p>
          </table:table-cell>
          <table:table-cell table:style-name="表2.A2" office:value-type="string">
            <text:p text:style-name="P108">非等価（違う値か）</text:p>
          </table:table-cell>
          <table:table-cell table:style-name="表2.A2" office:value-type="string">
            <text:p text:style-name="P110">3 != 2</text:p>
          </table:table-cell>
          <table:table-cell table:style-name="表2.D2" office:value-type="string">
            <text:p text:style-name="P110">True</text:p>
          </table:table-cell>
        </table:table-row>
      </table:table>
      <text:p text:style-name="P67"/>
      <text:p text:style-name="P67"/>
      <text:p text:style-name="P67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13">演算子</text:p>
          </table:table-cell>
          <table:table-cell table:style-name="表3.A1" office:value-type="string">
            <text:p text:style-name="P112">意味</text:p>
          </table:table-cell>
          <table:table-cell table:style-name="表3.A1" office:value-type="string">
            <text:p text:style-name="P112">例</text:p>
          </table:table-cell>
          <table:table-cell table:style-name="表3.D1" office:value-type="string">
            <text:p text:style-name="P112">評価結果</text:p>
          </table:table-cell>
        </table:table-row>
        <table:table-row>
          <table:table-cell table:style-name="表3.A2" office:value-type="string">
            <text:p text:style-name="P111">and</text:p>
          </table:table-cell>
          <table:table-cell table:style-name="表3.A2" office:value-type="string">
            <text:p text:style-name="P108">かつ</text:p>
          </table:table-cell>
          <table:table-cell table:style-name="表3.A2" office:value-type="string">
            <text:p text:style-name="P111">True and True</text:p>
          </table:table-cell>
          <table:table-cell table:style-name="表3.D2" office:value-type="string">
            <text:p text:style-name="P111">True</text:p>
          </table:table-cell>
        </table:table-row>
        <table:table-row>
          <table:table-cell table:style-name="表3.A2" office:value-type="string">
            <text:p text:style-name="P111">or</text:p>
          </table:table-cell>
          <table:table-cell table:style-name="表3.A2" office:value-type="string">
            <text:p text:style-name="P108">あるいは</text:p>
          </table:table-cell>
          <table:table-cell table:style-name="表3.A2" office:value-type="string">
            <text:p text:style-name="P111">True or False</text:p>
          </table:table-cell>
          <table:table-cell table:style-name="表3.D2" office:value-type="string">
            <text:p text:style-name="P111">True</text:p>
          </table:table-cell>
        </table:table-row>
        <table:table-row>
          <table:table-cell table:style-name="表3.A2" office:value-type="string">
            <text:p text:style-name="P111">not</text:p>
          </table:table-cell>
          <table:table-cell table:style-name="表3.A2" office:value-type="string">
            <text:p text:style-name="P108">否定</text:p>
          </table:table-cell>
          <table:table-cell table:style-name="表3.A2" office:value-type="string">
            <text:p text:style-name="P111">not True</text:p>
          </table:table-cell>
          <table:table-cell table:style-name="表3.D2" office:value-type="string">
            <text:p text:style-name="P111">False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8"><text:span text:style-name="T24">9</text:span>.配列（コンテナ）</text:p>
      <text:p text:style-name="P24"/>
      <text:p text:style-name="P68">a)リスト（配列作成後、変更可）</text:p>
      <text:p text:style-name="P68"/>
      <text:p text:style-name="P68">・空のリスト作成</text:p>
      <text:p text:style-name="P68"/>
      <text:p text:style-name="P69"><text:tab/><text:tab/>fruit = list()</text:p>
      <text:p text:style-name="P69"><text:tab/><text:tab/>print(fruit)</text:p>
      <text:p text:style-name="P69"/>
      <text:p text:style-name="P69"><text:tab/><text:tab/>&gt;&gt; []</text:p>
      <text:p text:style-name="P69"/>
      <text:p text:style-name="P69"><text:s/><text:tab/>又は、</text:p>
      <text:p text:style-name="P69"/>
      <text:p text:style-name="P69"><text:tab/><text:tab/>fruit = []</text:p>
      <text:p text:style-name="P69"><text:tab/><text:tab/>print(fruit)</text:p>
      <text:p text:style-name="P69"/>
      <text:p text:style-name="P69"><text:tab/><text:tab/>&gt;&gt; []</text:p>
      <text:p text:style-name="P69"/>
      <text:p text:style-name="P69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<text:soft-page-break/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soft-page-break/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soft-page-break/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06">方法</text:p>
          </table:table-cell>
          <table:table-cell table:style-name="表4.B1" office:value-type="string">
            <text:p text:style-name="P107">説明</text:p>
          </table:table-cell>
        </table:table-row>
        <table:table-row>
          <table:table-cell table:style-name="表4.A2" office:value-type="string">
            <text:p text:style-name="P102">list(辞書.keys())</text:p>
          </table:table-cell>
          <table:table-cell table:style-name="表4.B2" office:value-type="string">
            <text:p text:style-name="P97">キーの一覧をリストで得る</text:p>
          </table:table-cell>
        </table:table-row>
        <table:table-row>
          <table:table-cell table:style-name="表4.A2" office:value-type="string">
            <text:p text:style-name="P102">sorted(辞書.keys())</text:p>
          </table:table-cell>
          <table:table-cell table:style-name="表4.B2" office:value-type="string">
            <text:p text:style-name="P97">キーの一覧をソート済みのリストで得る</text:p>
          </table:table-cell>
        </table:table-row>
        <table:table-row>
          <table:table-cell table:style-name="表4.A2" office:value-type="string">
            <text:p text:style-name="P97">辞書.<text:span text:style-name="T10">values()</text:span></text:p>
          </table:table-cell>
          <table:table-cell table:style-name="表4.B2" office:value-type="string">
            <text:p text:style-name="P97">値の一覧を得る</text:p>
          </table:table-cell>
        </table:table-row>
        <table:table-row>
          <table:table-cell table:style-name="表4.A2" office:value-type="string">
            <text:p text:style-name="P102">list(辞書.items())</text:p>
          </table:table-cell>
          <table:table-cell table:style-name="表4.B2" office:value-type="string">
            <text:p text:style-name="P102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><text:soft-page-break/></text:p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><text:soft-page-break/></text:p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soft-page-break/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<text:soft-page-break/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soft-page-break/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soft-page-break/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31" svg:width="16.063cm" svg:height="3.469cm" svg:x="0.192cm" svg:y="0.12cm"><draw:text-box><text:p><text:span text:style-name="T42">class Hello:</text:span></text:p><text:p><text:span text:style-name="T42"><text:tab/></text:span><text:span text:style-name="T42">def __init__(self):</text:span></text:p><text:p><text:span text:style-name="T42"><text:tab/></text:span><text:span text:style-name="T42"><text:tab/></text:span><text:span text:style-name="T42"><text:tab/></text:span><text:span text:style-name="T42">None</text:span></text:p><text:p><text:span text:style-name="T42"><text:tab/></text:span><text:span text:style-name="T42"><text:tab/></text:span></text:p><text:p><text:span text:style-name="T42"><text:tab/></text:span><text:span text:style-name="T42">def world(self):</text:span></text:p><text:p><text:span text:style-name="T42"><text:tab/></text:span><text:span text:style-name="T42"><text:tab/></text:span><text:span text:style-name="T42"><text:tab/></text:span><text:span text:style-name="T42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31" svg:width="16.063cm" svg:height="3.469cm" svg:x="0.192cm" svg:y="0.12cm"><draw:text-box><text:p><text:span text:style-name="T42">from hw import Hello</text:span></text:p><text:p><text:span text:style-name="T42"/></text:p><text:p><text:span text:style-name="T42">Hello().world()</text:span></text:p></draw:text-box></draw:frame>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31" svg:width="16.063cm" svg:height="3.469cm" svg:x="0.192cm" svg:y="0.203cm"><draw:text-box><text:p><text:span text:style-name="T42">def world():</text:span></text:p><text:p><text:span text:style-name="T42"><text:tab/></text:span><text:span text:style-name="T42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31" svg:width="16.063cm" svg:height="3.469cm" svg:x="0.192cm" svg:y="0.203cm"><draw:text-box><text:p><text:span text:style-name="T42">Import hw</text:span></text:p><text:p><text:span text:style-name="T42"/></text:p><text:p><text:span text:style-name="T42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/>
      <text:p text:style-name="P14"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><text:soft-page-break/></text:p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1<text:span text:style-name="T24">7</text:span>.ファイル処理<text:tab/><text:tab/></text:p>
      <text:p text:style-name="P71"/>
      <text:p text:style-name="P71">・pythonで別のファイルを読み込む</text:p>
      <text:p text:style-name="P70"/>
      <text:p text:style-name="P71"><text:tab/>with open(“ファイル名”, mode=”r”, encoding=”utf-8”) as f:</text:p>
      <text:p text:style-name="P73"><text:tab/></text:p>
      <text:p text:style-name="P70"/>
      <text:p text:style-name="P73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15">w</text:p>
          </table:table-cell>
          <table:table-cell table:style-name="表5.B1" office:value-type="string">
            <text:p text:style-name="P116">ファイルを書き込みモードで開く</text:p>
          </table:table-cell>
        </table:table-row>
        <table:table-row>
          <table:table-cell table:style-name="表5.A2" office:value-type="string">
            <text:p text:style-name="P115">r</text:p>
          </table:table-cell>
          <table:table-cell table:style-name="表5.B2" office:value-type="string">
            <text:p text:style-name="P116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15">a</text:p>
          </table:table-cell>
          <table:table-cell table:style-name="表5.B2" office:value-type="string">
            <text:p text:style-name="P116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15">b</text:p>
          </table:table-cell>
          <table:table-cell table:style-name="表5.B2" office:value-type="string">
            <text:p text:style-name="P114">バイナリモード</text:p>
          </table:table-cell>
        </table:table-row>
        <table:table-row>
          <table:table-cell table:style-name="表5.A2" office:value-type="string">
            <text:p text:style-name="P115">t</text:p>
          </table:table-cell>
          <table:table-cell table:style-name="表5.B2" office:value-type="string">
            <text:p text:style-name="P116">テキストモード（デフォルト<text:span text:style-name="T23">)</text:span></text:p>
          </table:table-cell>
        </table:table-row>
      </table:table>
      <text:p text:style-name="P70"/>
      <text:p text:style-name="P71"><text:tab/><text:span text:style-name="T23">encoding <text:s/>: <text:s/>日本語を使うのなら”utf-8”に設定する</text:span></text:p>
      <text:p text:style-name="P71"/>
      <text:p text:style-name="P72"><text:soft-page-break/>a)一行づつ読み込む</text:p>
      <text:p text:style-name="P72"/>
      <text:p text:style-name="P72"><text:tab/>with open(“ファイル名”, encoding=”utf-8”) as f:</text:p>
      <text:p text:style-name="P72"><text:tab/><text:tab/>for line in f:</text:p>
      <text:p text:style-name="P72"><text:tab/><text:tab/>print(line)</text:p>
      <text:p text:style-name="P72"/>
      <text:p text:style-name="P72">b)ファイルに書き込む（新規作成又は、上書き)</text:p>
      <text:p text:style-name="P72"/>
      <text:p text:style-name="P72"><text:tab/>with open(“ファイル名”, mode=”w”, encoding=”utf-8”) as f:</text:p>
      <text:p text:style-name="P72"><text:tab/><text:tab/>f.write(“ハロー\n”)</text:p>
      <text:p text:style-name="P72"><text:tab/><text:tab/>f.write(“ワールド\n”)</text:p>
      <text:p text:style-name="P72"/>
      <text:p text:style-name="P72">c)ファイルに書き込む（追記）</text:p>
      <text:p text:style-name="P72"/>
      <text:p text:style-name="P72"><text:tab/>with open(“ファイル名”, mode=”a”, encoding=”utf-8”) as f:</text:p>
      <text:p text:style-name="P72"><text:tab/><text:tab/>f.write(“あいうえお\n”)</text:p>
      <text:p text:style-name="P72"/>
      <text:p text:style-name="P74">d)csvファイルを使う</text:p>
      <text:p text:style-name="P74"/>
      <text:p text:style-name="P74"><text:tab/>d-1)csvファイルを書き込む</text:p>
      <text:p text:style-name="P74"/>
      <text:p text:style-name="P74"><text:tab/><text:tab/>import csv <text:tab/><text:tab/>←csvモジュールをインポート</text:p>
      <text:p text:style-name="P74"/>
      <text:p text:style-name="P74"><text:tab/><text:tab/>with open(“ファイル名.csv”, mode=”w”, newline=””) as f:</text:p>
      <text:p text:style-name="P74"><text:tab/><text:tab/><text:tab/>w = csv.writer(f, delimiter=”,”)<text:tab/>←デリミタ（区切り文字）</text:p>
      <text:p text:style-name="P74"><text:tab/><text:tab/><text:tab/>w.writerow([“one”, “two”, “three”])</text:p>
      <text:p text:style-name="P74"><text:tab/><text:tab/><text:tab/>w.writerow([“four”, “five”, “six”])</text:p>
      <text:p text:style-name="P74"/>
      <text:p text:style-name="P74"><text:tab/><text:tab/>※newline=””: これをいれておくと、改行して一行づつ表示できる。</text:p>
      <text:p text:style-name="P74"/>
      <text:p text:style-name="P74"><text:tab/>d-2)csvファイルを読み込む</text:p>
      <text:p text:style-name="P74"><text:tab/></text:p>
      <text:p text:style-name="P74"><text:tab/><text:tab/>import csv</text:p>
      <text:p text:style-name="P74"><text:tab/></text:p>
      <text:p text:style-name="P74"><text:tab/><text:tab/>with open(“ファイル名.csv”, mode=”r”) as f:</text:p>
      <text:p text:style-name="P74"><text:tab/><text:tab/><text:tab/>r = csv.reader(f, delimiter=”,”)</text:p>
      <text:p text:style-name="P74"><text:tab/><text:tab/><text:tab/>for row in r:</text:p>
      <text:p text:style-name="P74"><text:tab/><text:tab/><text:tab/><text:tab/>print(“,”,join(row))</text:p>
      <text:p text:style-name="P74"/>
      <text:p text:style-name="P74"><text:tab/></text:p>
      <text:p text:style-name="P75">1<text:span text:style-name="T27">8</text:span>.<text:span text:style-name="T27">tkinter</text:span></text:p>
      <text:p text:style-name="P76"/>
      <text:p text:style-name="P76">・インストール</text:p>
      <text:p text:style-name="P76"><text:tab/><text:span text:style-name="T27">sudo apt install python3-tk</text:span></text:p>
      <text:p text:style-name="P76"/>
      <text:p text:style-name="P76"><text:soft-page-break/><text:tab/><text:span text:style-name="T27">python3 -m tkinter<text:tab/><text:tab/>#確認(ウィンドゥがでればOK)</text:span></text:p>
      <text:p text:style-name="P76"/>
      <text:p text:style-name="P76"/>
      <text:p text:style-name="P77">a)ウィンドウの表示</text:p>
      <text:p text:style-name="P77"/>
      <text:p text:style-name="P77"><text:tab/>import tkinter<text:tab/><text:tab/><text:tab/>#tkinterモジュールをインポート</text:p>
      <text:p text:style-name="P77"/>
      <text:p text:style-name="P77"><text:tab/>root = tkinter.Tk()<text:tab/><text:tab/>#ウィンドウのオブジェクトを作る</text:p>
      <text:p text:style-name="P77"><text:tab/>root.title(“タイトル名”)<text:tab/><text:tab/>#ウィンドウのタイトル</text:p>
      <text:p text:style-name="P77"><text:tab/>root.geometry(“800x600”)<text:tab/>#ウィンドウのサイズ指定</text:p>
      <text:p text:style-name="P77"/>
      <text:p text:style-name="P77"><text:tab/>root.mainloop()<text:tab/><text:tab/><text:tab/>#ウィンドウの表示</text:p>
      <text:p text:style-name="P77"/>
      <text:p text:style-name="P77"/>
      <text:p text:style-name="P77"><text:tab/>※<text:span text:style-name="T28">geometry()の他に、minsize(幅、高さ)で最小サイズ、maxsize(幅、高さ)で</text:span></text:p>
      <text:p text:style-name="P77"><text:tab/>　最大サイズを指定できる。</text:p>
      <text:p text:style-name="P77"/>
      <text:p text:style-name="P77"/>
      <text:p text:style-name="P78">b)ラベルの配置</text:p>
      <text:p text:style-name="P78"/>
      <text:p text:style-name="P78"><text:tab/>label = tkinter.Label(root, text=”ラベルの文字列”,</text:p>
      <text:p text:style-name="P78"><text:tab/>font=(“System”, 24))<text:tab/><text:tab/>#ラベルの作成</text:p>
      <text:p text:style-name="P78"/>
      <text:p text:style-name="P78"><text:tab/>label.place(x=200, y=100)<text:tab/><text:tab/>#ラベルの配置</text:p>
      <text:p text:style-name="P78"/>
      <text:p text:style-name="P78"><text:tab/></text:p>
      <text:p text:style-name="P78"/>
      <text:p text:style-name="P78"><text:tab/>ラベルの変数名 = tkinter.Label(ウィンドウのオブジェクト, text</text:p>
      <text:p text:style-name="P78"><text:tab/>=”ラベルの文字列”, font=(“フォント名”, フォントサイズ))</text:p>
      <text:p text:style-name="P78"/>
      <text:p text:style-name="P78"><text:tab/>ラベルの変数名.place(x=X座標, y=Y座標)</text:p>
      <text:p text:style-name="P78"/>
      <text:p text:style-name="P78"><text:tab/></text:p>
      <text:p text:style-name="P78"><text:tab/>※ラベルの配置位置は、ウィンドウの左上を(0, 0)とし、<text:span text:style-name="T29">(X,Y)で指定する</text:span></text:p>
      <text:p text:style-name="P78"/>
      <text:p text:style-name="P79">(0, 0)　　　　　　　　→<text:tab/><text:tab/>→<text:tab/><text:tab/><text:tab/>(X軸)</text:p>
      <text:p text:style-name="P78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79"/>
      <text:p text:style-name="P79"/>
      <text:p text:style-name="P79"/>
      <text:p text:style-name="P79"><text:s text:c="3"/>↓</text:p>
      <text:p text:style-name="P79"/>
      <text:p text:style-name="P79"><text:soft-page-break/></text:p>
      <text:p text:style-name="P79"/>
      <text:p text:style-name="P79"/>
      <text:p text:style-name="P79">(Y軸)</text:p>
      <text:p text:style-name="P78"/>
      <text:p text:style-name="P78">C)tkinterで使えるフォントを調べる</text:p>
      <text:p text:style-name="P78"/>
      <text:p text:style-name="P78"><text:tab/>import tkinter</text:p>
      <text:p text:style-name="P78"><text:tab/>import tkinter.font<text:tab/><text:tab/>#tkinter.fontをインポート</text:p>
      <text:p text:style-name="P78"/>
      <text:p text:style-name="P78"><text:tab/>root = tkinter.Tk()</text:p>
      <text:p text:style-name="P78"><text:tab/>print(tkinter.font.families())<text:tab/><text:tab/>#フォント名を出力</text:p>
      <text:p text:style-name="P78"/>
      <text:p text:style-name="P78"/>
      <text:p text:style-name="P79">d)ボタンの配置</text:p>
      <text:p text:style-name="P79"/>
      <text:p text:style-name="P79"><text:tab/>button = tkinter.Button(root, text=”ボタンの文字列”,</text:p>
      <text:p text:style-name="P79"><text:tab/>font=(“System”, 24)<text:tab/><text:tab/>#ボタンの作成</text:p>
      <text:p text:style-name="P79"><text:tab/></text:p>
      <text:p text:style-name="P79"><text:tab/>button.place(x=200, y=100)<text:tab/>#ボタンの配置</text:p>
      <text:p text:style-name="P79"/>
      <text:p text:style-name="P79"/>
      <text:p text:style-name="P79"><text:tab/>ボタンの変数名 = tkinter.Button(ウィンドウのオブジェクト, </text:p>
      <text:p text:style-name="P79"><text:tab/>text=”ボタンの文字列”, font=(“フォント名”, フォントサイズ))</text:p>
      <text:p text:style-name="P79"/>
      <text:p text:style-name="P79"><text:tab/>ボタンの変数名.place(x=X座標, y=Y座標)</text:p>
      <text:p text:style-name="P79"/>
      <text:p text:style-name="P79"/>
      <text:p text:style-name="P79"/>
      <text:p text:style-name="P80">e)ボタンをクリックしたときの反応</text:p>
      <text:p text:style-name="P80"/>
      <text:p text:style-name="P80"><text:tab/>def click_btn():</text:p>
      <text:p text:style-name="P80"><text:tab/><text:tab/>button[“text”] = “クリックしました”<text:tab/>#実行される関数</text:p>
      <text:p text:style-name="P80"/>
      <text:p text:style-name="P80"><text:tab/>button = tkinter.Button(root, text=”クリックしてください”,</text:p>
      <text:p text:style-name="P80"><text:tab/>font=(“System”, 24), command=click_btn<text:tab/> <text:s text:c="2"/>#commandで関数を指定</text:p>
      <text:p text:style-name="P80"/>
      <text:p text:style-name="P80"><text:tab/>button.place(x=300, y=100)</text:p>
      <text:p text:style-name="P78"/>
      <text:p text:style-name="P78"/>
      <text:p text:style-name="P78"/>
      <text:p text:style-name="P80">f)キャンバスの配置</text:p>
      <text:p text:style-name="P80"/>
      <text:p text:style-name="P80"><text:soft-page-break/><text:tab/><text:span text:style-name="T30">canvas = tkinter.Canvas(root, width=400, height=600,</text:span></text:p>
      <text:p text:style-name="P80"><text:tab/><text:span text:style-name="T30">bg=”skyblue”)<text:tab/><text:tab/>#キャンバスを作成</text:span></text:p>
      <text:p text:style-name="P80"/>
      <text:p text:style-name="P80"><text:tab/><text:span text:style-name="T30">canvas.pack()<text:tab/><text:tab/>#キャンバスの配置</text:span></text:p>
      <text:p text:style-name="P80"/>
      <text:p text:style-name="P80"/>
      <text:p text:style-name="P80"><text:tab/>変数名 <text:span text:style-name="T30">= tkinter.Canvas(ウィンドウのオブジェクト, width=幅, </text:span></text:p>
      <text:p text:style-name="P80"><text:tab/><text:span text:style-name="T30">height=高さ, bg=背景色</text:span></text:p>
      <text:p text:style-name="P80"/>
      <text:p text:style-name="P80"><text:tab/>変数名.<text:span text:style-name="T30">pack()</text:span></text:p>
      <text:p text:style-name="P80"/>
      <text:p text:style-name="P80"/>
      <text:p text:style-name="P80"><text:tab/>※ウィンドウにかyんバスを置くだけなら、<text:span text:style-name="T30">root.geometry()を省略できる。</text:span></text:p>
      <text:p text:style-name="P80"/>
      <text:p text:style-name="P80"/>
      <text:p text:style-name="P81">g)キャンバスに画像を表示する</text:p>
      <text:p text:style-name="P81"/>
      <text:p text:style-name="P81"><text:tab/>gazou = tkinter.PhotoImage(file=”aaa.png”)<text:tab/>#gazouに画像ファイ<text:tab/>ルを読み込む</text:p>
      <text:p text:style-name="P81"/>
      <text:p text:style-name="P81"><text:tab/>canvas.create_image(200, 300, image=gazou)<text:tab/>#キャンバスに画像を描<text:tab/>画</text:p>
      <text:p text:style-name="P81"/>
      <text:p text:style-name="P81"/>
      <text:p text:style-name="P81"><text:tab/>※creage_image()命令で指定するX座標、Y座標は画像の中心になる。</text:p>
      <text:p text:style-name="P81"/>
      <text:p text:style-name="P81"/>
      <text:p text:style-name="P81"/>
      <text:p text:style-name="P82">h)ボタンを反応させる</text:p>
      <text:p text:style-name="P82"/>
      <text:p text:style-name="P82"><text:tab/>def click_btn():</text:p>
      <text:p text:style-name="P82"><text:tab/><text:tab/>labae[“text”]=random.choice([“A”,”B”,”C”])</text:p>
      <text:p text:style-name="P82"><text:tab/><text:tab/>labeel.update()<text:tab/><text:tab/>#文字の更新を即座に行う</text:p>
      <text:p text:style-name="P82"/>
      <text:p text:style-name="P82"><text:tab/>※update()命令をいれないと、パソコンによっては、短時間、前の画像が残って<text:tab/> <text:s/>しまうことがある。</text:p>
      <text:p text:style-name="P82"/>
      <text:p text:style-name="P83">i)テキスト入力欄配置</text:p>
      <text:p text:style-name="P83"/>
      <text:p text:style-name="P83"><text:tab/>entry = tkinter.Entry(width=20)<text:tab/>#半角20字文の入力欄を作る</text:p>
      <text:p text:style-name="P83"><text:tab/>entry.place(x=10, y=10)<text:tab/><text:tab/><text:tab/>#入力欄配置</text:p>
      <text:p text:style-name="P83"/>
      <text:p text:style-name="P83">j)テキスト入力欄取得</text:p>
      <text:p text:style-name="P83"><text:soft-page-break/></text:p>
      <text:p text:style-name="P83"><text:tab/>txt = entry.get()<text:tab/><text:tab/>#入力欄の文字列を変数に代入</text:p>
      <text:p text:style-name="P83"><text:tab/>print(txt)</text:p>
      <text:p text:style-name="P83"/>
      <text:p text:style-name="P83">k)複数行のテキスト入力欄</text:p>
      <text:p text:style-name="P83"/>
      <text:p text:style-name="P83"><text:tab/>text = tkinter.Text()<text:tab/><text:tab/>#複数行のテキスト入力欄作成</text:p>
      <text:p text:style-name="P83"><text:tab/>text.place(x=10, y=10, width=360, height=120)<text:tab/>#配置とサイズ<text:tab/></text:p>
      <text:p text:style-name="P83"/>
      <text:p text:style-name="P83">l)テキスト入力欄に文字列を追加<text:tab/></text:p>
      <text:p text:style-name="P83"/>
      <text:p text:style-name="P83"><text:tab/>text.insert(“[入力場所例:1.0(1行目<text:span text:style-name="T32">0列)]”, “入力文字列”]</text:span></text:p>
      <text:p text:style-name="P83"/>
      <text:p text:style-name="P84">m)テキスト入力欄の文字列削除</text:p>
      <text:p text:style-name="P84"/>
      <text:p text:style-name="P84"><text:tab/>text.delete(“1.0”, tkinter.END)<text:tab/><text:tab/>#tkinter.ENDは文字列の最後の<text:tab/>意味</text:p>
      <text:p text:style-name="P84"/>
      <text:p text:style-name="P84">n)チェックボタンの配置</text:p>
      <text:p text:style-name="P84"/>
      <text:p text:style-name="P84"><text:tab/>cbtn = tkinter.Checkbutton(text=”文字列”)<text:tab/>#チェックボタン作成</text:p>
      <text:p text:style-name="P84"><text:tab/>cbtn.place(x=10, y=10)</text:p>
      <text:p text:style-name="P84"/>
      <text:p text:style-name="P84"/>
      <text:p text:style-name="P84"/>
      <text:p text:style-name="P84"/>
      <text:p text:style-name="P84"/>
      <text:p text:style-name="P84"/>
      <text:p text:style-name="P84">o)チェックボタンの有無を設定する</text:p>
      <text:p text:style-name="P84"/>
      <text:p text:style-name="P84"><text:tab/><text:span text:style-name="T33">cval = tkinter.BooleanVar()<text:tab/>#BooleanVar()のオブジェクト作成</text:span></text:p>
      <text:p text:style-name="P84"><text:tab/><text:span text:style-name="T33">cval.set(True)<text:tab/><text:tab/><text:tab/><text:tab/>#True, Falseをセットする</text:span></text:p>
      <text:p text:style-name="P84"/>
      <text:p text:style-name="P84"><text:tab/><text:span text:style-name="T33">cbtn = tkinter.Checkbutton(text=”文字列”, variable=cval)</text:span></text:p>
      <text:p text:style-name="P84"><text:tab/><text:span text:style-name="T33">#チェックボタンの部品作成、variableにBooleanVar()オブジェクトを設定</text:span></text:p>
      <text:p text:style-name="P84"/>
      <text:p text:style-name="P85">p)チェックボタンの有無を判定する</text:p>
      <text:p text:style-name="P85"/>
      <text:p text:style-name="P85"><text:tab/><text:span text:style-name="T34">def check():</text:span></text:p>
      <text:p text:style-name="P86"><text:tab/><text:tab/>if cval.get() == True:</text:p>
      <text:p text:style-name="P86"><text:tab/><text:tab/><text:tab/>print(“チェックされています”)</text:p>
      <text:p text:style-name="P86"><text:tab/><text:tab/>else:</text:p>
      <text:p text:style-name="P86"><text:tab/><text:tab/><text:tab/>print(“チェックされていません)</text:p>
      <text:p text:style-name="P86"><text:soft-page-break/></text:p>
      <text:p text:style-name="P86"><text:tab/>cbtn = tkinter.Checkbutton(text=”文字列#, variable=cval,</text:p>
      <text:p text:style-name="P86"><text:tab/>command=check)<text:tab/>#get()で状態を知る</text:p>
      <text:p text:style-name="P86"/>
      <text:p text:style-name="P86">q)メッセージボックスの表示</text:p>
      <text:p text:style-name="P86"><text:tab/></text:p>
      <text:p text:style-name="P86"><text:tab/>import tkinter</text:p>
      <text:p text:style-name="P86"><text:tab/>import tkinter.messagebox<text:tab/>#モジュールをインポート</text:p>
      <text:p text:style-name="P86"/>
      <text:p text:style-name="P86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18">showinfo()</text:p>
          </table:table-cell>
          <table:table-cell table:style-name="表6.B1" office:value-type="string">
            <text:p text:style-name="P117">情報を表示する</text:p>
          </table:table-cell>
        </table:table-row>
        <table:table-row>
          <table:table-cell table:style-name="表6.A2" office:value-type="string">
            <text:p text:style-name="P118">showwarning()</text:p>
          </table:table-cell>
          <table:table-cell table:style-name="表6.B2" office:value-type="string">
            <text:p text:style-name="P117">警告を表示する</text:p>
          </table:table-cell>
        </table:table-row>
        <table:table-row>
          <table:table-cell table:style-name="表6.A2" office:value-type="string">
            <text:p text:style-name="P118">showerror()</text:p>
          </table:table-cell>
          <table:table-cell table:style-name="表6.B2" office:value-type="string">
            <text:p text:style-name="P117">エラーを表示する</text:p>
          </table:table-cell>
        </table:table-row>
        <table:table-row>
          <table:table-cell table:style-name="表6.A2" office:value-type="string">
            <text:p text:style-name="P118">askyesno()</text:p>
          </table:table-cell>
          <table:table-cell table:style-name="表6.B2" office:value-type="string">
            <text:p text:style-name="P117">「はい」「いいえ」のボタン</text:p>
          </table:table-cell>
        </table:table-row>
        <table:table-row>
          <table:table-cell table:style-name="表6.A2" office:value-type="string">
            <text:p text:style-name="P118">askokcancel()</text:p>
          </table:table-cell>
          <table:table-cell table:style-name="表6.B2" office:value-type="string">
            <text:p text:style-name="P117">「<text:span text:style-name="T34">OK」「キャンセル」のボタン</text:span>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r)複数のチェックボタンの配置</text:p>
      <text:p text:style-name="P86"/>
      <text:p text:style-name="P86"><text:tab/><text:span text:style-name="T35">bvar = [None]*3<text:tab/><text:tab/>#変数bvarにNone入の空変数を作る</text:span></text:p>
      <text:p text:style-name="P86"><text:tab/><text:span text:style-name="T35">cbtn = [None]*3<text:tab/><text:tab/>#変数cbtnにNone入の空変数を作る</text:span></text:p>
      <text:p text:style-name="P86"><text:tab/><text:span text:style-name="T35">txt = [</text:span></text:p>
      <text:p text:style-name="P86"><text:tab/><text:tab/>“文字列<text:span text:style-name="T35">1</text:span>”</text:p>
      <text:p text:style-name="P86"><text:tab/><text:tab/>“文字列<text:span text:style-name="T35">2”</text:span></text:p>
      <text:p text:style-name="P86"><text:tab/><text:tab/>“文字列<text:span text:style-name="T35">3</text:span>”</text:p>
      <text:p text:style-name="P86"><text:tab/><text:span text:style-name="T35">]</text:span></text:p>
      <text:p text:style-name="P86"><text:tab/><text:tab/></text:p>
      <text:p text:style-name="P88"><text:tab/>for i in range(3):</text:p>
      <text:p text:style-name="P86"><text:tab/><text:tab/><text:span text:style-name="T35">bvar[i] = tkinter.BooleanVar()<text:tab/><text:tab/></text:span></text:p>
      <text:p text:style-name="P87"><text:tab/><text:tab/>bvar[i] .set(False)<text:tab/><text:tab/><text:span text:style-name="T36">#空変数に状態をセットする</text:span></text:p>
      <text:p text:style-name="P87"><text:tab/><text:tab/>cbtn[i] = tkinter.Checkbutton(text=txt[i], </text:p>
      <text:p text:style-name="P87"><text:tab/>font=(“System”, 12), variable=bvar[i])</text:p>
      <text:p text:style-name="P87"><text:soft-page-break/><text:tab/><text:tab/>cbtn[i].place(x=400, y=160+40*i)</text:p>
      <text:p text:style-name="P87"/>
      <text:p text:style-name="P87"/>
      <text:p text:style-name="P89">s)リアルタイム処理</text:p>
      <text:p text:style-name="P89"/>
      <text:p text:style-name="P89"><text:tab/>root.after(ミリ秒, 関数名(()なし))</text:p>
      <text:p text:style-name="P89"/>
      <text:p text:style-name="P89"/>
      <text:p text:style-name="P89">t)リアルタイム処理（繰り返し)</text:p>
      <text:p text:style-name="P89"/>
      <text:p text:style-name="P89"><text:tab/>def 関数名():</text:p>
      <text:p text:style-name="P89"><text:tab/><text:tab/>root.after(ミリ秒, 関数名)</text:p>
      <text:p text:style-name="P89"/>
      <text:p text:style-name="P89"><text:tab/>root.after(ミリ秒, 関数名)</text:p>
      <text:p text:style-name="P89"/>
      <text:p text:style-name="P89"/>
      <text:p text:style-name="P90">u)キー入力</text:p>
      <text:p text:style-name="P90"/>
      <text:p text:style-name="P90"><text:tab/>root.bind(“&lt;イベント&gt;”, イベント発生時に実行する関数名)</text:p>
      <text:p text:style-name="P90"/>
      <text:p text:style-name="P90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19">&lt;イベント&gt;</text:p>
          </table:table-cell>
          <table:table-cell table:style-name="表7.B1" office:value-type="string">
            <text:p text:style-name="P117">イベントの内容</text:p>
          </table:table-cell>
        </table:table-row>
        <table:table-row>
          <table:table-cell table:style-name="表7.A5" office:value-type="string">
            <text:p text:style-name="P119">&lt;KeyPress&gt;あるいは&lt;Key&gt;</text:p>
          </table:table-cell>
          <table:table-cell table:style-name="表7.B5" office:value-type="string">
            <text:p text:style-name="P117">キーを押した</text:p>
          </table:table-cell>
        </table:table-row>
        <table:table-row>
          <table:table-cell table:style-name="表7.A5" office:value-type="string">
            <text:p text:style-name="P119">&lt;KeyRelease&gt;</text:p>
          </table:table-cell>
          <table:table-cell table:style-name="表7.B5" office:value-type="string">
            <text:p text:style-name="P117">キーを離した</text:p>
          </table:table-cell>
        </table:table-row>
        <table:table-row>
          <table:table-cell table:style-name="表7.A5" office:value-type="string">
            <text:p text:style-name="P119">&lt;Motion&gt;</text:p>
          </table:table-cell>
          <table:table-cell table:style-name="表7.B5" office:value-type="string">
            <text:p text:style-name="P117">マウスポインタを動かした</text:p>
          </table:table-cell>
        </table:table-row>
        <table:table-row>
          <table:table-cell table:style-name="表7.A5" office:value-type="string">
            <text:p text:style-name="P119">&lt;ButtonPress&gt;あるいは&lt;Button&gt;</text:p>
          </table:table-cell>
          <table:table-cell table:style-name="表7.B5" office:value-type="string">
            <text:p text:style-name="P117">マウスボタンをクリックした</text:p>
          </table:table-cell>
        </table:table-row>
      </table:table>
      <text:p text:style-name="P90"/>
      <text:p text:style-name="P91">※&lt;ButtonPress&gt;は、&lt;Button-1&gt;でマウスの左クリック</text:p>
      <text:p text:style-name="P91"><text:tab/><text:tab/><text:tab/><text:tab/>&lt;Button-2&gt;でマウスの中央のボタン</text:p>
      <text:p text:style-name="P91"><text:tab/><text:tab/><text:tab/><text:tab/>&lt;Button-3&gt;でマウスの右クリック</text:p>
      <text:p text:style-name="P90"/>
      <text:p text:style-name="P90"><text:tab/>例:イベントを受け取る関数</text:p>
      <text:p text:style-name="P90"><text:tab/></text:p>
      <text:p text:style-name="P90"><text:tab/>def key_code(event):</text:p>
      <text:p text:style-name="P90"><text:tab/><text:tab/>global key</text:p>
      <text:p text:style-name="P90"><text:tab/><text:tab/>key = event.keycode<text:tab/><text:tab/>#キーコードを受け取る</text:p>
      <text:p text:style-name="P90"><text:tab/><text:tab/>print(“KEY:”+str(key))</text:p>
      <text:p text:style-name="P74"><text:tab/><text:tab/></text:p>
      <text:p text:style-name="P55"/>
      <text:p text:style-name="P55"/>
      <text:p text:style-name="P55"/>
      <text:p text:style-name="P55"/>
      <text:p text:style-name="P62"><text:soft-page-break/>v)主なキーコード</text:p>
      <text:p text:style-name="P62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3">キー</text:p>
          </table:table-cell>
          <table:table-cell table:style-name="表8.B1" office:value-type="string">
            <text:p text:style-name="P97">キーコード</text:p>
          </table:table-cell>
        </table:table-row>
        <table:table-row>
          <table:table-cell table:style-name="表8.A6" office:value-type="string">
            <text:p text:style-name="P97">方向キー <text:s/>←↑→↓の順に</text:p>
          </table:table-cell>
          <table:table-cell table:style-name="表8.B6" office:value-type="string">
            <text:p text:style-name="P103">37, 38, 39, 40</text:p>
          </table:table-cell>
        </table:table-row>
        <table:table-row>
          <table:table-cell table:style-name="表8.A6" office:value-type="string">
            <text:p text:style-name="P97">スペースキー</text:p>
          </table:table-cell>
          <table:table-cell table:style-name="表8.B6" office:value-type="string">
            <text:p text:style-name="P103">32</text:p>
          </table:table-cell>
        </table:table-row>
        <table:table-row>
          <table:table-cell table:style-name="表8.A6" office:value-type="string">
            <text:p text:style-name="P103">Enterキー</text:p>
          </table:table-cell>
          <table:table-cell table:style-name="表8.B6" office:value-type="string">
            <text:p text:style-name="P103">13</text:p>
          </table:table-cell>
        </table:table-row>
        <table:table-row>
          <table:table-cell table:style-name="表8.A6" office:value-type="string">
            <text:p text:style-name="P97">アルファベット<text:span text:style-name="T38">A〜Z</text:span></text:p>
          </table:table-cell>
          <table:table-cell table:style-name="表8.B6" office:value-type="string">
            <text:p text:style-name="P103">65〜90</text:p>
          </table:table-cell>
        </table:table-row>
        <table:table-row>
          <table:table-cell table:style-name="表8.A6" office:value-type="string">
            <text:p text:style-name="P97">数字<text:span text:style-name="T38">0〜9</text:span></text:p>
          </table:table-cell>
          <table:table-cell table:style-name="表8.B6" office:value-type="string">
            <text:p text:style-name="P103">48〜57</text:p>
          </table:table-cell>
        </table:table-row>
      </table:table>
      <text:p text:style-name="P62"/>
      <text:p text:style-name="P62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3">キー</text:p>
          </table:table-cell>
          <table:table-cell table:style-name="表9.B1" office:value-type="string">
            <text:p text:style-name="P98">キーコード</text:p>
          </table:table-cell>
        </table:table-row>
        <table:table-row>
          <table:table-cell table:style-name="表9.A6" office:value-type="string">
            <text:p text:style-name="P98">方向キー <text:s/>←↑→↓の順に</text:p>
          </table:table-cell>
          <table:table-cell table:style-name="表9.B6" office:value-type="string">
            <text:p text:style-name="P103">8124162, 8320768, 8189699, 8255233</text:p>
          </table:table-cell>
        </table:table-row>
        <table:table-row>
          <table:table-cell table:style-name="表9.A6" office:value-type="string">
            <text:p text:style-name="P98">スペースキー</text:p>
          </table:table-cell>
          <table:table-cell table:style-name="表9.B6" office:value-type="string">
            <text:p text:style-name="P103">32</text:p>
          </table:table-cell>
        </table:table-row>
        <table:table-row>
          <table:table-cell table:style-name="表9.A6" office:value-type="string">
            <text:p text:style-name="P103">Enterキー</text:p>
          </table:table-cell>
          <table:table-cell table:style-name="表9.B6" office:value-type="string">
            <text:p text:style-name="P103">2359309</text:p>
          </table:table-cell>
        </table:table-row>
        <table:table-row>
          <table:table-cell table:style-name="表9.A6" office:value-type="string">
            <text:p text:style-name="P98">アルファベット<text:span text:style-name="T38">A〜Z</text:span></text:p>
          </table:table-cell>
          <table:table-cell table:style-name="表9.B6" office:value-type="string">
            <text:p text:style-name="P103">97〜122</text:p>
          </table:table-cell>
        </table:table-row>
        <table:table-row>
          <table:table-cell table:style-name="表9.A6" office:value-type="string">
            <text:p text:style-name="P98">数字<text:span text:style-name="T38">0〜9</text:span></text:p>
          </table:table-cell>
          <table:table-cell table:style-name="表9.B6" office:value-type="string">
            <text:p text:style-name="P103">48〜57</text:p>
          </table:table-cell>
        </table:table-row>
      </table:table>
      <text:p text:style-name="P62"/>
      <text:p text:style-name="P64"/>
      <text:p text:style-name="P63">w)キーの名称取得</text:p>
      <text:p text:style-name="P63"/>
      <text:p text:style-name="P63"><text:tab/>key = event.keysym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x)リアルタイムにキャラクターを動かす</text:p>
      <text:p text:style-name="P63"><text:tab/><text:span text:style-name="T40">import tkinter</text:span></text:p>
      <text:p text:style-name="P63"/>
      <text:p text:style-name="P63"><text:tab/><text:span text:style-name="T40">key = “”</text:span></text:p>
      <text:p text:style-name="P63"><text:tab/><text:span text:style-name="T40">def key_down(event):</text:span></text:p>
      <text:p text:style-name="P63"><text:tab/><text:tab/><text:span text:style-name="T40">global key</text:span></text:p>
      <text:p text:style-name="P63"><text:tab/><text:tab/><text:span text:style-name="T40">key = event.keysym</text:span></text:p>
      <text:p text:style-name="P63"><text:tab/><text:span text:style-name="T40">def key_up(event):</text:span></text:p>
      <text:p text:style-name="P63"><text:tab/><text:tab/><text:span text:style-name="T40">global key</text:span></text:p>
      <text:p text:style-name="P63"><text:tab/><text:tab/><text:span text:style-name="T40">key =””</text:span></text:p>
      <text:p text:style-name="P63"/>
      <text:p text:style-name="P63"><text:tab/><text:span text:style-name="T40">cx = X座標<text:tab/><text:tab/>#動かす画像の中心のX座標の初期位置</text:span></text:p>
      <text:p text:style-name="P63"><text:tab/><text:span text:style-name="T40">cy = Y座標<text:tab/><text:tab/>#動かす画像の中心のY座標の初期位置</text:span></text:p>
      <text:p text:style-name="P63"><text:tab/><text:span text:style-name="T40">def loop_loop():</text:span></text:p>
      <text:p text:style-name="P63"><text:tab/><text:tab/><text:span text:style-name="T40">global cx, cy</text:span></text:p>
      <text:p text:style-name="P63"><text:tab/><text:tab/><text:span text:style-name="T40">if key == “Up”:</text:span></text:p>
      <text:p text:style-name="P63"><text:tab/><text:tab/><text:tab/><text:span text:style-name="T40">cy = cy – 動かす値</text:span></text:p>
      <text:p text:style-name="P63"><text:tab/><text:tab/><text:span text:style-name="T40">if key == “Down”:</text:span></text:p>
      <text:p text:style-name="P63"><text:tab/><text:tab/><text:tab/><text:span text:style-name="T40">cy = cy + 動かす値</text:span></text:p>
      <text:p text:style-name="P63"><text:tab/><text:tab/><text:span text:style-name="T40">if key == “Left”:</text:span></text:p>
      <text:p text:style-name="P63"><text:tab/><text:tab/><text:tab/><text:span text:style-name="T40">cx = cx – 動かす値</text:span></text:p>
      <text:p text:style-name="P63"><text:tab/><text:tab/><text:span text:style-name="T40">if key == “Right”:</text:span></text:p>
      <text:p text:style-name="P63"><text:tab/><text:tab/><text:tab/><text:span text:style-name="T40">cx = cx + 動かす値</text:span></text:p>
      <text:p text:style-name="P63"/>
      <text:p text:style-name="P63"><text:tab/><text:tab/><text:span text:style-name="T40">canvas.coords(“タグ名”, cx, cy)<text:tab/><text:tab/>#キャラクター画像を移動</text:span></text:p>
      <text:p text:style-name="P63"><text:tab/><text:tab/><text:span text:style-name="T40">root.after(ミリ秒, loop_loop)<text:tab/><text:tab/>#ループ</text:span></text:p>
      <text:p text:style-name="P63"/>
      <text:p text:style-name="P63"><text:tab/><text:span text:style-name="T40">root = tkinter.Tk()</text:span></text:p>
      <text:p text:style-name="P63"><text:tab/><text:span text:style-name="T40">root.title(“タイトル名”)</text:span></text:p>
      <text:p text:style-name="P63"/>
      <text:p text:style-name="P63"><text:tab/><text:span text:style-name="T40">root.bind(&lt;KeyPress&gt;”, key_down)<text:tab/><text:tab/>#キーが押されたとき</text:span></text:p>
      <text:p text:style-name="P63"><text:tab/><text:span text:style-name="T40">root.bind(&lt;KeyRelease&gt;”, key_up)<text:tab/><text:tab/>#キーが離されたとき</text:span></text:p>
      <text:p text:style-name="P63"><text:tab/><text:tab/></text:p>
      <text:p text:style-name="P63"><text:tab/><text:span text:style-name="T40">canvas = tkinter.Canvas(width=値, height=値, bg=”色”)<text:tab/>#キャンバス作成</text:span></text:p>
      <text:p text:style-name="P63"><text:tab/><text:span text:style-name="T40">canvas.pack()</text:span></text:p>
      <text:p text:style-name="P63"><text:tab/><text:span text:style-name="T39">img = tkinter.PhotoImage(file=”ファイル名”)</text:span></text:p>
      <text:p text:style-name="P63"><text:tab/><text:span text:style-name="T39">canvas.create_image(cx, cy, image=img, tag=”タグ名”)<text:tab/>　#キャラクター</text:span></text:p>
      <text:p text:style-name="P63"/>
      <text:p text:style-name="P63"><text:tab/><text:span text:style-name="T40">loop_loop()<text:tab/><text:tab/>#キャラクターの位置をキーイベントに合わせて更新</text:span></text:p>
      <text:p text:style-name="P63"/>
      <text:p text:style-name="P63"><text:tab/><text:span text:style-name="T40">mainloop()</text:span></text:p>
      <text:p text:style-name="P63"><text:tab/><text:tab/></text:p>
      <text:p text:style-name="P63"/>
      <text:p text:style-name="P63"><text:tab/></text:p>
      <text:p text:style-name="P127"><text:soft-page-break/>y)二次元リスト</text:p>
      <text:p text:style-name="P127"><text:tab/>m[y][x]</text:p>
      <text:p text:style-name="P127"><text:tab/><text:tab/></text:p>
      <text:p text:style-name="P129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20">m[0][0]</text:p>
          </table:table-cell>
          <table:table-cell table:style-name="表10.A1" office:value-type="string">
            <text:p text:style-name="P120">m[0][1]</text:p>
          </table:table-cell>
          <table:table-cell table:style-name="表10.A1" office:value-type="string">
            <text:p text:style-name="P120">m[0][2]</text:p>
          </table:table-cell>
          <table:table-cell table:style-name="表10.D1" office:value-type="string">
            <text:p text:style-name="P120">m[0][3]</text:p>
          </table:table-cell>
        </table:table-row>
        <table:table-row>
          <table:table-cell table:style-name="表10.A2" office:value-type="string">
            <text:p text:style-name="P120">m[1][0]</text:p>
          </table:table-cell>
          <table:table-cell table:style-name="表10.A2" office:value-type="string">
            <text:p text:style-name="P120">m[1][1]</text:p>
          </table:table-cell>
          <table:table-cell table:style-name="表10.A2" office:value-type="string">
            <text:p text:style-name="P120">m[1][2]</text:p>
          </table:table-cell>
          <table:table-cell table:style-name="表10.D2" office:value-type="string">
            <text:p text:style-name="P120">m[1][3]</text:p>
          </table:table-cell>
        </table:table-row>
        <table:table-row>
          <table:table-cell table:style-name="表10.A2" office:value-type="string">
            <text:p text:style-name="P120">m[2][0]</text:p>
          </table:table-cell>
          <table:table-cell table:style-name="表10.A2" office:value-type="string">
            <text:p text:style-name="P120">m[2][1]</text:p>
          </table:table-cell>
          <table:table-cell table:style-name="表10.A2" office:value-type="string">
            <text:p text:style-name="P120">m[2][2]</text:p>
          </table:table-cell>
          <table:table-cell table:style-name="表10.D2" office:value-type="string">
            <text:p text:style-name="P120">m[2][3]</text:p>
          </table:table-cell>
        </table:table-row>
      </table:table>
      <text:p text:style-name="P128"><text:span text:style-name="T41">Y</text:span></text:p>
      <text:p text:style-name="P128">↓</text:p>
      <text:p text:style-name="P128">プログラム例:</text:p>
      <text:p text:style-name="P128"><text:tab/><text:span text:style-name="T41">maze = [</text:span></text:p>
      <text:p text:style-name="P128"><text:tab/><text:tab/><text:span text:style-name="T41">[1,1,1,1,1],</text:span></text:p>
      <text:p text:style-name="P128"><text:tab/><text:tab/><text:span text:style-name="T41">[1,0,0,0,1],</text:span></text:p>
      <text:p text:style-name="P128"><text:tab/><text:tab/><text:span text:style-name="T41">[1,0,1,0,1]</text:span></text:p>
      <text:p text:style-name="P128"><text:tab/><text:tab/><text:span text:style-name="T41">]</text:span></text:p>
      <text:p text:style-name="P128"><text:tab/><text:span text:style-name="T41">for y in range(3):<text:tab/><text:tab/><text:tab/>#行</text:span></text:p>
      <text:p text:style-name="P128"><text:tab/><text:tab/><text:span text:style-name="T41">for x in range(5):<text:tab/><text:tab/>#列</text:span></text:p>
      <text:p text:style-name="P128"><text:tab/><text:tab/><text:tab/><text:span text:style-name="T41">canvas.create_rectangle(x*80, y*80, x*80+80, y*80+80, fill=”gray”)<text:tab/><text:tab/>#80x80の四角を表示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17T14:48:06.255514490</dc:date>
    <meta:editing-duration>PT3H44M13S</meta:editing-duration>
    <meta:editing-cycles>40</meta:editing-cycles>
    <meta:generator>LibreOffice/6.0.7.3$Linux_X86_64 LibreOffice_project/00m0$Build-3</meta:generator>
    <meta:document-statistic meta:table-count="10" meta:image-count="0" meta:object-count="0" meta:page-count="37" meta:paragraph-count="765" meta:word-count="5205" meta:character-count="13131" meta:non-whitespace-character-count="11453"/>
  </office:meta>
</office:document-meta>
</file>